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0d5ef" officeooo:paragraph-rsid="0010d5ef"/>
    </style:style>
    <style:style style:name="P9" style:family="paragraph" style:parent-style-name="Table_20_Contents">
      <style:text-properties officeooo:rsid="001171fa" officeooo:paragraph-rsid="001171fa"/>
    </style:style>
    <style:style style:name="P10" style:family="paragraph" style:parent-style-name="Table_20_Contents">
      <style:text-properties officeooo:rsid="0011a36c" officeooo:paragraph-rsid="0011a36c"/>
    </style:style>
    <style:style style:name="P11" style:family="paragraph" style:parent-style-name="Table_20_Contents">
      <style:text-properties officeooo:paragraph-rsid="00120234"/>
    </style:style>
    <style:style style:name="P12" style:family="paragraph" style:parent-style-name="Table_20_Contents">
      <style:text-properties officeooo:rsid="00120234" officeooo:paragraph-rsid="00120234"/>
    </style:style>
    <style:style style:name="P13" style:family="paragraph" style:parent-style-name="Table_20_Contents">
      <style:text-properties officeooo:rsid="00134ba0" officeooo:paragraph-rsid="00134ba0"/>
    </style:style>
    <style:style style:name="P14" style:family="paragraph" style:parent-style-name="Table_20_Contents">
      <style:text-properties officeooo:paragraph-rsid="00134ba0"/>
    </style:style>
    <style:style style:name="P15" style:family="paragraph" style:parent-style-name="Table_20_Contents">
      <style:text-properties officeooo:rsid="00144921" officeooo:paragraph-rsid="00144921"/>
    </style:style>
    <style:style style:name="P16" style:family="paragraph" style:parent-style-name="Table_20_Contents">
      <style:text-properties officeooo:paragraph-rsid="00144921"/>
    </style:style>
    <style:style style:name="P17" style:family="paragraph" style:parent-style-name="Table_20_Contents">
      <style:text-properties officeooo:rsid="0015a449" officeooo:paragraph-rsid="0015a449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20234"/>
    </style:style>
    <style:style style:name="T5" style:family="text">
      <style:text-properties officeooo:rsid="00144921"/>
    </style:style>
    <style:style style:name="T6" style:family="text">
      <style:text-properties officeooo:rsid="0015a449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Jose Luis Pedraza Romá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6">1 hora y pico</text:span>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>-atd no tiene asociado ningun terminal (?) su usuario es daemon y su padre 1(PPID)</text:p>
            <text:p text:style-name="P10"/>
            <text:p text:style-name="P10">josele@josele:~/Escritorio/Archivos para ejecutar UML$ ps -aux|grep atd</text:p>
            <text:p text:style-name="P10">daemon <text:s text:c="3"/>5443 <text:s/>0.0 <text:s/>0.0 <text:s/>26044 <text:s/>2256 ? <text:s text:c="7"/>Ss <text:s text:c="2"/>12:33 <text:s text:c="2"/>0:00 /usr/sbin/atd -f</text:p>
            <text:p text:style-name="P10">josele <text:s text:c="3"/>5601 <text:s/>0.0 <text:s/>0.0 <text:s/>21312 <text:s text:c="2"/>940 pts/4 <text:s text:c="3"/>S+ <text:s text:c="2"/>12:37 <text:s text:c="2"/>0:00 grep --color=auto atd</text:p>
            <text:p text:style-name="P10">josele@josele:~/Escritorio/Archivos para ejecutar UML$ ps -p 5443 -f</text:p>
            <text:p text:style-name="P10">UID <text:s text:c="7"/>PID <text:s/>PPID <text:s/>C STIME TTY <text:s text:c="9"/>TIME CMD</text:p>
            <text:p text:style-name="P10">daemon <text:s text:c="3"/>5443 <text:s text:c="4"/>1 <text:s/>0 12:33 ? <text:s text:c="7"/>00:00:00 /usr/sbin/atd -f</text:p>
            <text:p text:style-name="Table_20_Contents"/>
            <text:p text:style-name="P11">-<text:span text:style-name="T4">crond tiene un terminal <text:s/>pts/4, su usuario es josele y su padre - (PPID):</text:span></text:p>
            <text:p text:style-name="P11"/>
            <text:p text:style-name="P12">josele@josele:~/Escritorio/Archivos para ejecutar UML$ ps -aux|grep crond</text:p>
            <text:p text:style-name="P12">josele <text:s text:c="3"/>5624 <text:s/>0.0 <text:s/>0.0 <text:s/>21312 <text:s text:c="2"/>924 pts/4 <text:s text:c="3"/>S+ <text:s text:c="2"/>12:41 <text:s text:c="2"/>0:00 grep --color=auto crond</text:p>
            <text:p text:style-name="P12">josele@josele:~/Escritorio/Archivos para ejecutar UML$ ps -p 5624 -f</text:p>
            <text:p text:style-name="P12">UID <text:s text:c="7"/>PID <text:s/>PPID <text:s/>C STIME TTY <text:s text:c="9"/>TIME CMD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a) Hereda el que tenia el proceso que invocó a at (según man at).</text:p>
            <text:p text:style-name="P8">b)La mascara es la heredada del padre por lo tanto se mantiene.</text:p>
            <text:p text:style-name="P8">c)También las hereda del padre desde el momento de la invocacion, exceptuando DISPLAY, EUID, SHELLOPTS, TERM, _ , UID, BASH_VERSINFO Y GROUP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Script4.6:</text:p>
            <text:p text:style-name="P9">#!/bin/bash</text:p>
            <text:p text:style-name="P9"/>
            <text:p text:style-name="P9">find ~ mtime 1 &gt; modificados: `date +%Y-%j-%T`</text:p>
            <text:p text:style-name="P9"/>
            <text:p text:style-name="P9">Ejecución provocando con at que se ejecute dentro de 1 dia:</text:p>
            <text:p text:style-name="P9">josele@josele:~/Escritorio/Archivos para ejecutar UML$ at -f ./script4.6 now+1 day</text:p>
            <text:p text:style-name="P9">warning: commands will be executed using /bin/sh</text:p>
            <text:p text:style-name="P9">job 3 at Sat Oct 29 12:34:00 2016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3">Script4.11:</text:p>
            <text:p text:style-name="P13">#!/bin/bash </text:p>
            <text:p text:style-name="P13">tail -n 10 /tmp/listacores &gt; /tmp/temporal1</text:p>
            <text:p text:style-name="P13">rm /tmp/listacores</text:p>
            <text:p text:style-name="P13">mv /tmp/temporal1 /tmp/listacores</text:p>
            <text:p text:style-name="P13">Para llamar a crontab: cron4.11</text:p>
            <text:p text:style-name="P13">SHELL=/bin/bash</text:p>
            <text:p text:style-name="P13">PATH=/usr/local/sbin/:/usr/local/bin:/sbin:/bin:/usr/sbin:/usr/bin</text:p>
            <text:p text:style-name="P13">* * * * * /home/Escritorio/Archivos*/reducelista</text:p>
            <text:p text:style-name="P13">Ejecuto crontab cron4.11</text:p>
            <text:p text:style-name="P14"/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5">Script4.13:</text:p>
            <text:p text:style-name="P15"><text:soft-page-break/>#!/bin/bash </text:p>
            <text:p text:style-name="P15">echo "SHELL=/bin/sh" &gt; crontab-reducelista</text:p>
            <text:p text:style-name="P15">echo "PATH="`pwd`"/:home/Escritorio/Archivos*:"$PATH &gt;&gt; crontab-reducelista</text:p>
            <text:p text:style-name="P15">echo "* * * * * reducelista" &gt;&gt; crontab-reducelista</text:p>
            <text:p text:style-name="P15">El archivo crontab-reducelista recien creado contiene:</text:p>
            <text:p text:style-name="P15">SHELL=/bin/sh</text:p>
            <text:p text:style-name="P15">PATH=/home/josele/Escritorio/Archivos para ejecutar UML/:home/Escritorio/Archivos*:/home/josele/bin:/home/josele/.local/bin:/usr/local/sbin:/usr/local/bin:/usr/sbin:/usr/bin:/sbin:/bin:/usr/games:/usr/local/games:/snap/bin</text:p>
            <text:p text:style-name="P15">* * * * * reducelista</text:p>
            <text:p text:style-name="P15">Ejecuto:</text:p>
            <text:p text:style-name="P16"><text:span text:style-name="T5">crontab crontab-reducelista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7</meta:editing-cycles>
    <meta:creation-date>2011-10-05T09:46:35.67</meta:creation-date>
    <meta:editing-duration>PT21H59M49S</meta:editing-duration>
    <meta:generator>LibreOffice/5.1.4.2$Linux_X86_64 LibreOffice_project/10m0$Build-2</meta:generator>
    <dc:date>2016-10-28T13:09:34.285662043</dc:date>
    <meta:print-date>2011-10-06T10:39:21.37</meta:print-date>
    <meta:document-statistic meta:table-count="11" meta:image-count="1" meta:object-count="0" meta:page-count="4" meta:paragraph-count="61" meta:word-count="451" meta:character-count="3260" meta:non-whitespace-character-count="2760"/>
    <meta:user-defined meta:name="Información 1"/>
    <meta:user-defined meta:name="Información 2"/>
    <meta:user-defined meta:name="Información 3"/>
    <meta:user-defined meta:name="Información 4"/>
  </office:meta>
</office:document-meta>
</file>